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8947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3.62479166666667cm" style:use-optimal-column-width="true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4.28625cm"/>
    </style:style>
    <style:style style:name="co8" style:family="table-column">
      <style:table-column-properties fo:break-before="auto" style:column-width="4.60375cm"/>
    </style:style>
    <style:style style:name="co9" style:family="table-column">
      <style:table-column-properties fo:break-before="auto" style:column-width="3.62479166666667cm"/>
    </style:style>
    <style:style style:name="co10" style:family="table-column">
      <style:table-column-properties fo:break-before="auto" style:column-width="4.3920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g_Data_Rebalancer_Worksheet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1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1">
            <text:p>Scenario 1 when cluster data nodes has same capacity across nodes</text:p>
          </table:table-cell>
          <table:table-cell table:number-columns-repeated="4" table:style-name="ce1"/>
          <table:table-cell office:value-type="string" table:style-name="ce1">
            <text:p>Scenario 2 when cluster data nodes DOES NOT have same capacity across nodes</text:p>
          </table:table-cell>
          <table:table-cell table:number-columns-repeated="16374" table:style-name="ce1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table:number-columns-repeated="2"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string" table:style-name="ce1">
            <text:p>Blocks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2">
            <text:p>200</text:p>
          </table:table-cell>
          <table:table-cell table:style-name="ce1"/>
          <table:table-cell office:value-type="string" table:style-name="ce1">
            <text:p>Blocks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250" table:style-name="ce2">
            <text:p>250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string" table:style-name="ce1">
            <text:p>Used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string" table:style-name="ce1">
            <text:p>Used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office:value-type="float" office:value="150" table:style-name="ce1">
            <text:p>150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string" table:style-name="ce1">
            <text:p>Total Cluster Utilization</text:p>
          </table:table-cell>
          <table:table-cell table:number-columns-repeated="2" table:style-name="ce1"/>
          <table:table-cell office:value-type="float" office:value="370" table:formula="of:=[.H12]+[.G12]+[.F12]" table:style-name="ce1">
            <text:p>370</text:p>
          </table:table-cell>
          <table:table-cell table:style-name="ce1"/>
          <table:table-cell office:value-type="string" table:style-name="ce1">
            <text:p>Total Cluster Utilization</text:p>
          </table:table-cell>
          <table:table-cell table:number-columns-repeated="2" table:style-name="ce1"/>
          <table:table-cell office:value-type="float" office:value="370" table:formula="of:=[.M12]+[.L12]+[.K12]" table:style-name="ce1">
            <text:p>370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string" table:style-name="ce1">
            <text:p>Total Cluster % Utilization</text:p>
          </table:table-cell>
          <table:table-cell table:number-columns-repeated="2" table:style-name="ce1"/>
          <table:table-cell office:value-type="float" office:value="61.666666666666671" table:formula="of:=[.H13]/([.F11]+[.G11]+[.H11])*100" table:style-name="ce1">
            <text:p>61.66666667</text:p>
          </table:table-cell>
          <table:table-cell table:style-name="ce1"/>
          <table:table-cell office:value-type="string" table:style-name="ce1">
            <text:p>Total Cluster % Utilization</text:p>
          </table:table-cell>
          <table:table-cell table:number-columns-repeated="2" table:style-name="ce1"/>
          <table:table-cell office:value-type="float" office:value="56.92307692307692" table:formula="of:=[.M13]/([.K11]+[.L11]+[.M11])*100" table:style-name="ce1">
            <text:p>56.92307692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string" table:style-name="ce1">
            <text:p>Allowable Range</text:p>
          </table:table-cell>
          <table:table-cell office:value-type="float" office:value="51.666666666666671" table:formula="of:=[.H14]-10" table:style-name="ce1">
            <text:p>51.66666667</text:p>
          </table:table-cell>
          <table:table-cell table:style-name="ce1"/>
          <table:table-cell office:value-type="float" office:value="71.666666666666671" table:formula="of:=[.H14]+10" table:style-name="ce1">
            <text:p>71.66666667</text:p>
          </table:table-cell>
          <table:table-cell table:style-name="ce1"/>
          <table:table-cell office:value-type="string" table:style-name="ce1">
            <text:p>Allowable Range</text:p>
          </table:table-cell>
          <table:table-cell office:value-type="float" office:value="46.92307692307692" table:formula="of:=[.M14]-10" table:style-name="ce1">
            <text:p>46.92307692</text:p>
          </table:table-cell>
          <table:table-cell table:style-name="ce1"/>
          <table:table-cell office:value-type="float" office:value="66.92307692307692" table:formula="of:=[.M14]+10" table:style-name="ce1">
            <text:p>66.92307692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string" table:style-name="ce1">
            <text:p>% used by DN</text:p>
          </table:table-cell>
          <table:table-cell office:value-type="float" office:value="50" table:formula="of:=[.F12]/[.F11]*100" table:style-name="ce1">
            <text:p>50</text:p>
          </table:table-cell>
          <table:table-cell office:value-type="float" office:value="60" table:formula="of:=[.G12]/[.G11]*100" table:style-name="ce1">
            <text:p>60</text:p>
          </table:table-cell>
          <table:table-cell office:value-type="float" office:value="75" table:formula="of:=[.H12]/[.H11]*100" table:style-name="ce1">
            <text:p>75</text:p>
          </table:table-cell>
          <table:table-cell table:style-name="ce1"/>
          <table:table-cell office:value-type="string" table:style-name="ce1">
            <text:p>% used by DN</text:p>
          </table:table-cell>
          <table:table-cell office:value-type="float" office:value="50" table:formula="of:=[.K12]/[.K11]*100" table:style-name="ce1">
            <text:p>50</text:p>
          </table:table-cell>
          <table:table-cell office:value-type="float" office:value="60" table:formula="of:=[.L12]/[.L11]*100" table:style-name="ce1">
            <text:p>60</text:p>
          </table:table-cell>
          <table:table-cell office:value-type="float" office:value="60" table:formula="of:=[.M12]/[.M11]*100" table:style-name="ce1">
            <text:p>60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string" table:style-name="ce1">
            <text:p>Deviation from Min/max</text:p>
          </table:table-cell>
          <table:table-cell office:value-type="float" office:value="-1.6666666666666714" table:formula="of:=[.F16]-[.F15]" table:style-name="ce1">
            <text:p>-1.666666667</text:p>
          </table:table-cell>
          <table:table-cell table:style-name="ce1"/>
          <table:table-cell office:value-type="float" office:value="3.3333333333333286" table:formula="of:=[.H16]-[.H15]" table:style-name="ce1">
            <text:p>3.333333333</text:p>
          </table:table-cell>
          <table:table-cell table:style-name="ce1"/>
          <table:table-cell office:value-type="string" table:style-name="ce1">
            <text:p>Deviation from Min/max</text:p>
          </table:table-cell>
          <table:table-cell office:value-type="string" table:style-name="ce1">
            <text:p>Within Range</text:p>
          </table:table-cell>
          <table:table-cell office:value-type="string" table:style-name="ce1">
            <text:p>Within Range</text:p>
          </table:table-cell>
          <table:table-cell office:value-type="string" table:style-name="ce1">
            <text:p>Within Range</text:p>
          </table:table-cell>
          <table:table-cell table:number-columns-repeated="16371"/>
        </table:table-row>
        <table:table-row table:style-name="ro1">
          <table:table-cell table:number-columns-repeated="4"/>
          <table:table-cell table:style-name="ce1"/>
          <table:table-cell office:value-type="string" table:style-name="ce1">
            <text:p>Rebalancing Needed</text:p>
          </table:table-cell>
          <table:table-cell table:style-name="ce1"/>
          <table:table-cell office:value-type="string" table:style-name="ce1">
            <text:p>Rebalancing Needed</text:p>
          </table:table-cell>
          <table:table-cell table:style-name="ce1"/>
          <table:table-cell office:value-type="string" table:style-name="ce1">
            <text:p>Rebalance needed</text:p>
          </table:table-cell>
          <table:table-cell office:value-type="string" office:string-value="NO" table:formula="of:=IF([.K16]&lt;[.$K$15]; &quot;YES By &quot; &amp; ([.$K$15]-[.K16]);IF( [.K16]&gt;[.$M$15];&quot;Yes by &quot; &amp; ([.$M$15]-[.K16]);&quot;NO&quot;))" table:style-name="ce1">
            <text:p>NO</text:p>
          </table:table-cell>
          <table:table-cell office:value-type="string" office:string-value="NO" table:formula="of:=IF([.L16]&lt;[.$K$15]; &quot;YES By &quot; &amp; ([.$K$15]-[.L16]);IF( [.L16]&gt;[.$M$15];&quot;Yes by &quot; &amp; ([.$M$15]-[.L16]);&quot;NO&quot;))" table:style-name="ce1">
            <text:p>NO</text:p>
          </table:table-cell>
          <table:table-cell office:value-type="string" office:string-value="NO" table:formula="of:=IF([.M16]&lt;[.$K$15]; &quot;YES By &quot; &amp; ([.$K$15]-[.M16]);IF( [.M16]&gt;[.$M$15];&quot;Yes by &quot; &amp; ([.$M$15]-[.M16]);&quot;NO&quot;))" table:style-name="ce1">
            <text:p>NO</text:p>
          </table:table-cell>
          <table:table-cell table:number-columns-repeated="16371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JLimited</meta:initial-creator>
    <dc:creator>JLimited</dc:creator>
    <meta:creation-date>2017-04-27T01:45:25Z</meta:creation-date>
    <dc:date>2017-04-27T03:00:59Z</dc:date>
  </office:meta>
</office:document-meta>
</file>